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e6e6ff" draw:textarea-horizontal-align="justify" draw:textarea-vertical-align="middle" draw:auto-grow-height="false" fo:min-height="5.996cm" fo:min-width="5.546cm"/>
    </style:style>
    <style:style style:name="gr2" style:family="graphic" style:parent-style-name="standard">
      <style:graphic-properties draw:fill-color="#99cccc" draw:textarea-horizontal-align="justify" draw:textarea-vertical-align="middle" draw:auto-grow-height="false" fo:min-height="1.466cm" fo:min-width="3.416cm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 fo:min-height="1.466cm" fo:min-width="3.416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fill-color="#99cccc" draw:textarea-vertical-align="middle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 fo:min-height="1.466cm" fo:min-width="3.416cm"/>
    </style:style>
    <style:style style:name="gr6" style:family="graphic" style:parent-style-name="standard">
      <style:graphic-properties draw:fill-color="#996633" draw:textarea-horizontal-align="justify" draw:textarea-vertical-align="middle" draw:auto-grow-height="false" fo:min-height="1.466cm" fo:min-width="3.416cm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 fo:min-height="1.466cm" fo:min-width="3.416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fill-color="#c5000b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113cm" fo:min-width="1.001cm"/>
    </style:style>
    <style:style style:name="gr12" style:family="graphic" style:parent-style-name="standard">
      <style:graphic-properties draw:stroke="none" svg:stroke-color="#000000" draw:fill="none" draw:fill-color="#ffffff" fo:min-height="2.16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cm" svg:height="6.9cm" svg:x="6.9cm" svg:y="1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1cm" svg:height="1.9cm" svg:x="1.3cm" svg:y="1.5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4.1cm" svg:height="1.9cm" svg:x="15.438cm" svg:y="1.5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5.4cm" svg:y1="2.45cm" svg:x2="15.438cm" svg:y2="2.45cm" draw:start-shape="id1" draw:start-glue-point="1" draw:end-shape="id2" draw:end-glue-point="3" svg:d="M5400 2450h10038">
          <text:p/>
        </draw:connector>
        <draw:custom-shape draw:style-name="gr2" draw:text-style-name="P1" xml:id="id3" draw:id="id3" draw:layer="layout" svg:width="4.1cm" svg:height="1.9cm" svg:x="1.3cm" svg:y="5.9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4.1cm" svg:height="1.9cm" svg:x="8.3cm" svg:y="5.9cm">
          <text:p text:style-name="P1">Mock </text:p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5.4cm" svg:y1="6.85cm" svg:x2="8.3cm" svg:y2="6.85cm" draw:start-shape="id3" draw:start-glue-point="1" draw:end-shape="id4" draw:end-glue-point="3" svg:d="M5400 6850h2900">
          <text:p/>
        </draw:connector>
        <draw:custom-shape draw:style-name="gr6" draw:text-style-name="P1" xml:id="id5" draw:id="id5" draw:layer="layout" svg:width="4.1cm" svg:height="1.9cm" svg:x="8.3cm" svg:y="9.3cm">
          <text:p text:style-name="P1">Test</text:p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4.1cm" svg:height="1.9cm" svg:x="15.5cm" svg:y="9.3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2.4cm" svg:y1="10.25cm" svg:x2="15.5cm" svg:y2="10.25cm" draw:start-shape="id5" draw:start-glue-point="1" draw:end-shape="id6" svg:d="M12400 10250h3100">
          <text:p/>
        </draw:connector>
        <draw:custom-shape draw:style-name="gr2" draw:text-style-name="P1" xml:id="id7" draw:id="id7" draw:layer="layout" svg:width="4.1cm" svg:height="1.9cm" svg:x="1.7cm" svg:y="19.4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8" draw:id="id8" draw:layer="layout" svg:width="4.1cm" svg:height="1.9cm" svg:x="8.3cm" svg:y="19.4cm">
          <text:p text:style-name="P1">Contract</text:p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9" draw:id="id9" draw:layer="layout" svg:width="4.1cm" svg:height="1.9cm" svg:x="8.3cm" svg:y="21.3cm">
          <text:p text:style-name="P1">Contract</text:p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0" draw:id="id10" draw:layer="layout" svg:width="4.1cm" svg:height="1.9cm" svg:x="15.5cm" svg:y="21.3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5.8cm" svg:y1="20.35cm" svg:x2="8.3cm" svg:y2="20.35cm" draw:start-shape="id7" draw:start-glue-point="1" draw:end-shape="id8" draw:end-glue-point="3" svg:d="M5800 20350h2500">
          <text:p/>
        </draw:connector>
        <draw:connector draw:style-name="gr8" draw:text-style-name="P1" draw:layer="layout" draw:type="line" svg:x1="12.4cm" svg:y1="22.25cm" svg:x2="15.5cm" svg:y2="22.25cm" draw:start-shape="id9" draw:start-glue-point="1" draw:end-shape="id10" draw:end-glue-point="3" svg:d="M12400 22250h3100">
          <text:p/>
        </draw:connector>
        <draw:custom-shape draw:style-name="gr9" draw:text-style-name="P1" draw:layer="layout" svg:width="0.7cm" svg:height="0.7cm" svg:x="10cm" svg:y="8.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0" draw:text-style-name="P1" draw:layer="layout" svg:width="0.1cm" svg:height="0.001cm" svg:x="14.4cm" svg:y="8.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" draw:text-style-name="P1" draw:layer="layout" svg:width="1.5cm" svg:height="1.7cm" svg:x="8cm" svg:y="17.3cm">
          <text:p text:style-name="P1">Json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2" draw:layer="layout" svg:width="3.1cm" svg:height="2.411cm" svg:x="9.7cm" svg:y="17.289cm">
          <draw:text-box>
            <text:p>Contract</text:p>
            <text:p>Fil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18T08:52:05.998689171</meta:creation-date>
    <dc:date>2016-04-24T13:54:40</dc:date>
    <meta:editing-duration>PT18M34S</meta:editing-duration>
    <meta:editing-cycles>5</meta:editing-cycles>
    <meta:generator>OpenOffice/4.1.2$Unix OpenOffice.org_project/412m3$Build-9782</meta:generator>
    <dc:creator>Colin Graham</dc:creator>
    <meta:document-statistic meta:object-count="20"/>
  </office:meta>
</office:document-meta>
</file>